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en" fo:country="US"/>
    </style:style>
    <style:style style:name="P3" style:family="paragraph" style:parent-style-name="Standard" style:list-style-name="L2">
      <style:text-properties style:font-name="Calibri" fo:language="en" fo:country="US"/>
    </style:style>
    <style:style style:name="P4" style:family="paragraph" style:parent-style-name="Standard">
      <style:text-properties style:font-name="Calibri" fo:font-size="18pt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2">
      <style:text-properties style:font-name="Calibri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text-properties style:font-name="Calibri" fo:language="en" fo:country="US"/>
    </style:style>
    <style:style style:name="P12" style:family="paragraph" style:parent-style-name="Standard">
      <style:paragraph-properties fo:text-align="center" style:justify-single-word="false"/>
      <style:text-properties style:font-name="Calibri" fo:language="en" fo:country="US"/>
    </style:style>
    <style:style style:name="P13" style:family="paragraph" style:parent-style-name="Standard" style:list-style-name="L3">
      <style:text-properties style:font-name="Calibri"/>
    </style:style>
    <style:style style:name="P14" style:family="paragraph" style:parent-style-name="Standard">
      <style:text-properties style:font-name="Calibri" fo:font-weight="bold" style:font-weight-asian="bold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17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18" style:family="paragraph" style:parent-style-name="Standard">
      <style:paragraph-properties fo:padding="0cm" fo:border="none" style:shadow="none" style:join-border="false"/>
      <style:text-properties style:font-name="Calibri" fo:font-size="18pt" style:font-name-asian="CMR171" style:font-size-asian="18pt" style:font-name-complex="CMR171" style:font-size-complex="18pt"/>
    </style:style>
    <style:style style:name="P19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font-name-asian="CMR17" style:font-name-complex="CMR17"/>
    </style:style>
    <style:style style:name="T4" style:family="text">
      <style:text-properties fo:font-size="17pt" style:font-name-asian="CMR17" style:font-size-asian="17pt" style:font-name-complex="CMR17" style:font-size-complex="17pt"/>
    </style:style>
    <style:style style:name="T5" style:family="text">
      <style:text-properties style:font-name="CMR17" fo:font-size="17pt" style:font-name-asian="CMR17" style:font-size-asian="17pt" style:font-name-complex="CMR17" style:font-size-complex="17pt"/>
    </style:style>
    <style:style style:name="T6" style:family="text">
      <style:text-properties style:font-name="CMR17" fo:font-size="12pt" style:font-name-asian="CMR17" style:font-size-asian="12pt" style:font-name-complex="CMR17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name-asian="CMR17" style:font-size-asian="12pt" style:font-name-complex="CMR17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troduction to Computational Physics – Exercise Report</text:p>
      <text:p text:style-name="P19"><text:tab/>Issued:<text:tab/>2011-09-27</text:p>
      <text:p text:style-name="P19"><text:tab/>Handed in:<text:tab/>2011-10-04</text:p>
      <text:p text:style-name="P19"><text:tab/>Student:<text:tab/>Rafael Kueng</text:p>
      <text:p text:style-name="P17"><text:tab/>StudentID:<text:tab/>s06 707 046</text:p>
      <text:p text:style-name="P5"/>
      <text:p text:style-name="P4">Ex01:</text:p>
      <text:p text:style-name="P18">Random Numbers</text:p>
      <text:p text:style-name="P16"><text:span text:style-name="T3"/></text:p>
      <text:p text:style-name="P1"/>
      <text:p text:style-name="P1"/>
      <text:p text:style-name="P2"><text:span text:style-name="T8"/></text:p>
      <text:p text:style-name="P2"><text:span text:style-name="T8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57:16.21</dc:date>
    <dc:creator>Rafael Küng</dc:creator>
    <meta:editing-duration>PT1H3M6S</meta:editing-duration>
    <meta:editing-cycles>15</meta:editing-cycles>
    <meta:generator>LibreOffice/3.3$Win32 LibreOffice_project/330m19$Build-202</meta:generator>
    <meta:document-statistic meta:table-count="0" meta:image-count="0" meta:object-count="0" meta:page-count="1" meta:paragraph-count="7" meta:word-count="22" meta:character-count="160"/>
  </office:meta>
</office:document-meta>
</file>